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94.4mm"/>
    </style:style>
    <style:style style:name="co21" style:family="table-column">
      <style:table-column-properties fo:break-before="auto" style:column-width="36.6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24.99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42.21mm"/>
    </style:style>
    <style:style style:name="co26" style:family="table-column">
      <style:table-column-properties fo:break-before="auto" style:column-width="26.69mm"/>
    </style:style>
    <style:style style:name="co27" style:family="table-column">
      <style:table-column-properties fo:break-before="auto" style:column-width="32.6mm"/>
    </style:style>
    <style:style style:name="co28" style:family="table-column">
      <style:table-column-properties fo:break-before="auto" style:column-width="32mm"/>
    </style:style>
    <style:style style:name="co29" style:family="table-column">
      <style:table-column-properties fo:break-before="auto" style:column-width="27.99mm"/>
    </style:style>
    <style:style style:name="co30" style:family="table-column">
      <style:table-column-properties fo:break-before="auto" style:column-width="117mm"/>
    </style:style>
    <style:style style:name="co31" style:family="table-column">
      <style:table-column-properties fo:break-before="auto" style:column-width="45.51mm"/>
    </style:style>
    <style:style style:name="co32" style:family="table-column">
      <style:table-column-properties fo:break-before="auto" style:column-width="118mm"/>
    </style:style>
    <style:style style:name="co33" style:family="table-column">
      <style:table-column-properties fo:break-before="auto" style:column-width="25.51mm"/>
    </style:style>
    <style:style style:name="co34" style:family="table-column">
      <style:table-column-properties fo:break-before="auto" style:column-width="35mm"/>
    </style:style>
    <style:style style:name="co35" style:family="table-column">
      <style:table-column-properties fo:break-before="auto" style:column-width="40.69mm"/>
    </style:style>
    <style:style style:name="co36" style:family="table-column">
      <style:table-column-properties fo:break-before="auto" style:column-width="14.8mm"/>
    </style:style>
    <style:style style:name="co37" style:family="table-column">
      <style:table-column-properties fo:break-before="auto" style:column-width="75.97mm"/>
    </style:style>
    <style:style style:name="co38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5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4"/>
          <table:covered-table-cell table:style-name="ce14"/>
          <table:covered-table-cell table:style-name="ce20"/>
          <table:covered-table-cell table:style-name="ce24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24"/>
          <table:covered-table-cell table:style-name="ce36"/>
          <table:table-cell table:style-name="ce36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36"/>
          <table:table-cell table:style-name="ce91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92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6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4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3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CHRZEST ŚWIĘTY</text:p>
          </table:table-cell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SPOWIEDŹ ŚWIĘTA</text:p>
          </table:table-cell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OMUNIA ŚWIĘTA</text:p>
          </table:table-cell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BIERZMOWANIE</text:p>
          </table:table-cell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NAMASZCZENIE CHORYCH</text:p>
          </table:table-cell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APŁAŃSTWO</text:p>
          </table:table-cell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MAŁŻEŃSTWO</text:p>
          </table:table-cell>
          <table:covered-table-cell table:style-name="ce18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4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3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74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78"/>
          <table:covered-table-cell table:style-name="ce2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8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31"/>
          <table:table-cell table:style-name="ce6" office:value-type="string" calcext:value-type="string">
            <text:p>MOD-</text:p>
            <text:p>LITWA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"/>
        <table:table-column table:style-name="co12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3" table:default-cell-style-name="ce11"/>
        <table:table-column table:style-name="co14" table:number-columns-repeated="2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31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31" office:value-type="string" calcext:value-type="string">
            <text:p>INFORM.</text:p>
            <text:p>DODATK.</text:p>
          </table:table-cell>
          <table:table-cell table:style-name="ce9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1"/>
          <table:covered-table-cell table:style-name="ce6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9" table:default-cell-style-name="ce11"/>
        <table:table-column table:style-name="co9" table:number-columns-repeated="3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96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31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96"/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9" table:default-cell-style-name="ce11"/>
        <table:table-column table:style-name="co7" table:default-cell-style-name="ce11"/>
        <table:table-column table:style-name="co2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1" table:default-cell-style-name="ce11"/>
        <table:table-column table:style-name="co14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14" table:number-columns-repeated="3" table:default-cell-style-name="ce11"/>
        <table:table-column table:style-name="co8" table:number-columns-repeated="1009" table:default-cell-style-name="ce11"/>
        <table:table-row table:style-name="ro1">
          <table:table-cell table:style-name="ce59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style-name="ce20"/>
          <table:table-cell table:style-name="ce20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9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number-columns-repeated="2" table:style-name="ce20"/>
          <table:covered-table-cell table:style-name="ce23"/>
          <table:covered-table-cell table:number-columns-repeated="2" table:style-name="ce14"/>
          <table:covered-table-cell table:style-name="ce91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31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9" table:default-cell-style-name="ce11"/>
        <table:table-column table:style-name="co7" table:default-cell-style-name="ce11"/>
        <table:table-column table:style-name="co2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7" table:default-cell-style-name="ce11"/>
        <table:table-column table:style-name="co22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31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31"/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1"/>
        <table:table-column table:style-name="co7" table:default-cell-style-name="ce11"/>
        <table:table-column table:style-name="co2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8" table:default-cell-style-name="ce11"/>
        <table:table-column table:style-name="co27" table:default-cell-style-name="ce11"/>
        <table:table-column table:style-name="co22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31" office:value-type="string" calcext:value-type="string">
            <text:p>MOD-</text:p>
            <text:p>LITW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1"/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6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31"/>
          <table:covered-table-cell table:number-columns-repeated="2" table:style-name="ce6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style-name="ce23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. MSZE ŚWIĘTE" table:style-name="ta1">
        <table:table-column table:style-name="co9" table:default-cell-style-name="ce11"/>
        <table:table-column table:style-name="co29" table:default-cell-style-name="ce11"/>
        <table:table-column table:style-name="co3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1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F. MSZE ŚWIĘTE</text:p>
          </table:table-cell>
          <table:covered-table-cell table:style-name="ce4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R KOŚCIOŁA</text:p>
            <text:p>LUB OŁTARZA</text:p>
          </table:table-cell>
          <table:table-cell table:style-name="ce6" office:value-type="string" calcext:value-type="string">
            <text:p>MIEJSCOWOŚĆ,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2" table:number-columns-repeated="1013"/>
        </table:table-row>
        <table:table-row table:style-name="ro1" table:number-rows-repeated="16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. ODPUSTY PARAFIALNE" table:style-name="ta1">
        <table:table-column table:style-name="co9" table:default-cell-style-name="ce11"/>
        <table:table-column table:style-name="co32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3" table:default-cell-style-name="ce11"/>
        <table:table-column table:style-name="co34" table:default-cell-style-name="ce11"/>
        <table:table-column table:style-name="co22" table:default-cell-style-name="ce11"/>
        <table:table-column table:style-name="co8" table:number-columns-repeated="1014" table:default-cell-style-name="ce11"/>
        <table:table-row table:style-name="ro1">
          <table:table-cell table:style-name="ce4" office:value-type="string" calcext:value-type="string" table:number-columns-spanned="2" table:number-rows-spanned="1">
            <text:p>G. ODPUSTY PARAFIALN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UDZIAŁU W SUMIE ODPUST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R PATRONA</text:p>
            <text:p>LUB ŚWIĘT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9" table:default-cell-style-name="ce11"/>
        <table:table-column table:style-name="co1" table:default-cell-style-name="ce11"/>
        <table:table-column table:style-name="co3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5" table:default-cell-style-name="ce11"/>
        <table:table-column table:style-name="co36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3" table:number-rows-spanned="1">
            <text:p>J. ROCZNICE POŚWIĘCENIA</text:p>
          </table:table-cell>
          <table:covered-table-cell table:style-name="ce4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14"/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2" office:value-type="string" calcext:value-type="string">
            <text:p>MIEJSCOWOŚĆ, TYP I TYTUŁ ŚWIĄTYNI</text:p>
          </table:table-cell>
          <table:table-cell table:style-name="ce6" office:value-type="string" calcext:value-type="string" table:number-columns-spanned="4" table:number-rows-spanned="1">
            <text:p>DATA UDZIAŁU W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31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"/>
        <table:table-column table:style-name="co37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38" table:default-cell-style-name="ce11"/>
        <table:table-column table:style-name="co8" table:number-columns-repeated="1013" table:default-cell-style-name="ce11"/>
        <table:table-row table:style-name="ro1">
          <table:table-cell table:style-name="ce4" office:value-type="string" calcext:value-type="string" table:number-columns-spanned="4" table:number-rows-spanned="1">
            <text:p>L. SZKAPLERZE</text:p>
          </table:table-cell>
          <table:covered-table-cell table:style-name="ce14"/>
          <table:covered-table-cell table:style-name="ce20"/>
          <table:covered-table-cell table:style-name="ce24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2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 style:data-style-name="N2" text:time-value="10:32:52.4584208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12T10:51:59.298502203</dc:date>
    <dc:creator>Andrzej Precz</dc:creator>
    <meta:editing-duration>PT20H56M57S</meta:editing-duration>
    <meta:editing-cycles>363</meta:editing-cycles>
    <meta:document-statistic meta:table-count="20" meta:cell-count="663" meta:object-count="0"/>
  </office:meta>
</office:document-meta>
</file>